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0.353cm" svg:y="1.089cm">
            <draw:object draw:notify-on-update-of-ranges="Sheet1.A1:Sheet1.A1 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oun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 style:data-style-name="N2" text:time-value="16:03:43.056562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9T15:24:39.083140015</meta:creation-date>
    <dc:date>2023-06-19T16:07:46.384385834</dc:date>
    <meta:editing-duration>PT7M55S</meta:editing-duration>
    <meta:editing-cycles>2</meta:editing-cycles>
    <meta:generator>LibreOffice/6.4.7.2$Linux_X86_64 LibreOffice_project/40$Build-2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328cm" svg:y="0.316cm" chart:style-name="ch2">
          <text:p>m+n vs opcount</text:p>
        </chart:title>
        <chart:legend chart:legend-position="end" svg:x="13.252cm" svg:y="3.954cm" style:legend-expansion="high" chart:style-name="ch3"/>
        <chart:plot-area chart:style-name="ch4" table:cell-range-address="Sheet1.A1:Sheet1.B9" chart:data-source-has-labels="row" svg:x="0.319cm" svg:y="1.275cm" svg:width="12.614cm" svg:height="7.55cm">
          <chartooo:coordinate-region svg:x="0.94cm" svg:y="1.474cm" svg:width="11.713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9" chart:label-cell-address="Sheet1.A1:Sheet1.A1" chart:class="chart:line">
            <chart:data-point chart:repeated="8"/>
          </chart:series>
          <chart:series chart:style-name="ch8" chart:values-cell-range-address="Sheet1.B2:Sheet1.B9" chart:label-cell-address="Sheet1.B1:Sheet1.B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+n</text:p>
                <draw:g>
                  <svg:desc>Sheet1.A1:Sheet1.A1</svg:desc>
                </draw:g>
              </table:table-cell>
              <table:table-cell office:value-type="string">
                <text:p>opco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Sheet1.A2:Sheet1.A9</svg:desc>
                </draw:g>
              </table:table-cell>
              <table:table-cell office:value-type="float" office:value="2">
                <text:p>2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